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8A5000004220000042263A19CD93F254ACA.svg" manifest:media-type="image/svg+xml"/>
  <manifest:file-entry manifest:full-path="Pictures/1000020100000028000000284428615EA9EDC91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.057cm" svg:height="1.057cm" svg:x="0.072cm" svg:y="0.072cm">
          <draw:image xlink:href="Pictures/100008A5000004220000042263A19CD93F254ACA.svg" xlink:type="simple" xlink:show="embed" xlink:actuate="onLoad" draw:mime-type="image/svg+xml">
            <text:p/>
          </draw:image>
          <draw:image xlink:href="Pictures/1000020100000028000000284428615EA9EDC916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43cm" fo:margin-bottom="0.043cm" fo:margin-left="0.043cm" fo:margin-right="0.043cm" fo:page-width="1.2cm" fo:page-height="1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7-16T17:11:54.608000000</dc:date>
    <meta:editing-duration>PT2M18S</meta:editing-duration>
    <meta:editing-cycles>1</meta:editing-cycles>
    <meta:generator>LibreOffice/7.0.6.2$Windows_X86_64 LibreOffice_project/144abb84a525d8e30c9dbbefa69cbbf2d8d4ae3b</meta:generator>
    <meta:document-statistic meta:object-count="1"/>
  </office:meta>
</office:document-meta>
</file>